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6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bold" style:font-size-asian="14.3000001907349pt" style:font-style-asian="normal" style:font-weight-asian="bold" style:font-size-complex="14.3000001907349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.3000001907349pt" style:font-size-asian="14.3000001907349pt" style:font-size-complex="14.3000001907349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4518959638836960570" text:style-name="L1">
        <text:list-item>
          <text:list>
            <text:list-header>
              <text:p text:style-name="P17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6">rested 6 minutes</text:p>
      <text:list xml:id="list1356847865824228010" text:style-name="L2">
        <text:list-item>
          <text:list>
            <text:list-header>
              <text:p text:style-name="P18"><text:span text:style-name="T1">Run: </text:span><text:s/>0.1 mile lead into a 2 mile run</text:p>
              <text:p text:style-name="P18">2 mile splits: <text:s/>8:21, 8:03</text:p>
              <text:p text:style-name="P18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1"><text:soft-page-break/>Sat Sept 15, 2018 <text:s/><text:span text:style-name="T1">3 miles <text:s/></text:span>Jogging</text:p>
      <text:p text:style-name="P13"/>
      <text:p text:style-name="P11">Sun Sept 16, 2018 <text:span text:style-name="T1">3 miles</text:span> <text:s/></text:p>
      <text:p text:style-name="P11">I ran 3 miles on hilly roads and grass. <text:s/></text:p>
      <text:p text:style-name="P11">Splits: 9:44, 9:46, 9:27</text:p>
      <text:p text:style-name="P11">Average pace: 9:39</text:p>
      <text:p text:style-name="P11"/>
      <text:p text:style-name="P11">Mon Sept 17, 2018 <text:span text:style-name="T1">25 miles </text:span>- <text:span text:style-name="T1">A long run in preparation for the Can 50 Mile Run.</text:span></text:p>
      <text:p text:style-name="P11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1">The total time including the 8 minutes while I was stopped was 4:56:20. </text:p>
      <text:p text:style-name="P11">The times and average paces for each of the 5 mile loops were: <text:span text:style-name="T3">55:53 (11:11/mile), 58:31 (11:42/mile), 59:32 (11:54/mile), 59:18 (11:52/mile), and 54:35 (10:55/mile)</text:span>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21">In the evening: <text:span text:style-name="T2"><text:s/>I walked 1.6 miles on roads and sidewalks and averaged 16:15/mile.</text:span></text:p>
      <text:p text:style-name="P21"><text:span text:style-name="T2"/></text:p>
      <text:p text:style-name="P21"><text:span text:style-name="T2">Wed Sept 19, 2018 </text:span>1.5 miles<text:span text:style-name="T2"> <text:s/></text:span></text:p>
      <text:p text:style-name="P21"><text:span text:style-name="T2">I walked 1.5 miles half on roads and half on a path in the woods.</text:span></text:p>
      <text:p text:style-name="P14"><text:s text:c="8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9T16:02:29.39</dc:date>
    <dc:creator>James  Lombardi</dc:creator>
    <meta:editing-duration>P5DT10H22M32S</meta:editing-duration>
    <meta:editing-cycles>439</meta:editing-cycles>
    <meta:generator>OpenOffice/4.1.2$Win32 OpenOffice.org_project/412m3$Build-9782</meta:generator>
    <meta:document-statistic meta:table-count="0" meta:image-count="0" meta:object-count="0" meta:page-count="9" meta:paragraph-count="249" meta:word-count="2580" meta:character-count="12993"/>
  </office:meta>
</office:document-meta>
</file>